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DL Character Variables</text:p>
      <text:p text:style-name="P2"><text:a xlink:type="simple" xlink:href="../DungeonCraftHelp.html">DungeonCraft Help Home</text:a></text:p>
      <text:p text:style-name="P2">There are many variables associated with each character. <text:s/>Age, Sex, and Race are examples. <text:s/>All of the variables are available to the GPDL program. <text:s/>Some of the variables can be modified. <text:s/>Each variable has one function to access the value of the variable and, if the variable is modifiable, one function to set the value. During combat, these functions also work with monsters and NPC's.</text:p>
      <text:p text:style-name="P2">All the functions are of the same form:</text:p>
      <text:p text:style-name="P2">To access a variable:</text:p>
      <text:p text:style-name="Preformatted_20_Text"><text:s text:c="3"/>$GET_CHAR_xxxxxx(index);</text:p>
      <text:p text:style-name="P2">To set the value of a variable:</text:p>
      <text:p text:style-name="Preformatted_20_Text"><text:s text:c="3"/>$SET_CHAR_xxxxxx(index, value);</text:p>
      <text:p text:style-name="P2"/>
      <text:p text:style-name="P2">In both cases, the xxxxxx is the name of the particular variable of interest and index is the zero-based position of the character in the party. <text:s/>See $FIND CHAR NAME to see how the position of a party member can be determined if his name is known. <text:s/>In the $SET_CHAR_xxxxxx functions, the value parameter will be assigned to the character's variable if it is a legal value. <text:s/>You cannot set a character's age to "Very Old", for example. <text:s/>The GPDL conversion of strings to numbers follows the general rules (See Data Type Conversions)</text:p>
      <text:p text:style-name="P2">Following is a list of all the $GET and $SET functions associated with a character. <text:s/>The type of value is one of the following:</text:p>
      <text:p text:style-name="P2">String <text:s/>- <text:s/>Such as a name.</text:p>
      <text:p text:style-name="P2">Integer - <text:s/>Such as an age</text:p>
      <text:p text:style-name="P2">Float <text:s/>- A 'real' number such as 3.14159</text:p>
      <text:p text:style-name="P2">Each entry in the table also indicates whether the variable can be modified with the corresponding $SET_CHAR_xxxxx function.</text:p>
      <text:p text:style-name="Preformatted_20_Text"><text:s/>Function name <text:s text:c="7"/>data type <text:s/>Settable?</text:p>
      <text:p text:style-name="Preformatted_20_Text"><text:s/>------------- <text:s text:c="7"/>--------- <text:s/>---------</text:p>
      <text:p text:style-name="Preformatted_20_Text">$GET_CHAR_NAME <text:s text:c="10"/>String <text:s/>No</text:p>
      <text:p text:style-name="Preformatted_20_Text">$GET_CHAR_AC <text:s text:c="12"/>integer Yes</text:p>
      <text:p text:style-name="Preformatted_20_Text">$GET_CHAR_HITPOINTS <text:s text:c="5"/>integer Yes</text:p>
      <text:p text:style-name="Preformatted_20_Text">$GET_CHAR_THACO <text:s text:c="9"/>integer Yes</text:p>
      <text:p text:style-name="Preformatted_20_Text">$GET_CHAR_RDYTOTRAIN <text:s text:c="4"/>integer Yes</text:p>
      <text:p text:style-name="Preformatted_20_Text">$GET_CHAR_CLERICEXP <text:s text:c="5"/>integer Yes</text:p>
      <text:p text:style-name="Preformatted_20_Text">$GET_CHAR_MAGICUSEREXP <text:s text:c="2"/>integer Yes</text:p>
      <text:p text:style-name="Preformatted_20_Text">$GET_CHAR_FIGHTEREXP <text:s text:c="4"/>integer Yes</text:p>
      <text:p text:style-name="Preformatted_20_Text">$GET_CHAR_RANGEREXP <text:s text:c="5"/>integer Yes</text:p>
      <text:p text:style-name="Preformatted_20_Text">$GET_CHAR_THIEFEXP <text:s text:c="6"/>integer Yes</text:p>
      <text:p text:style-name="Preformatted_20_Text">$GET_CHAR_DRUIDEXP <text:s text:c="6"/>integer Yes</text:p>
      <text:p text:style-name="Preformatted_20_Text">$GET_CHAR_PALADINEXP <text:s text:c="4"/>integer Yes</text:p>
      <text:p text:style-name="Preformatted_20_Text">$GET_CHAR_AGE <text:s text:c="11"/>integer Yes</text:p>
      <text:p text:style-name="Preformatted_20_Text">$GET_CHAR_MAXAGE <text:s text:c="8"/>integer Yes</text:p>
      <text:p text:style-name="Preformatted_20_Text">$GET_CHAR_MAXMOVE <text:s text:c="7"/>integer Yes</text:p>
      <text:p text:style-name="Preformatted_20_Text">$GET_CHAR_STR <text:s text:c="11"/>integer Yes</text:p>
      <text:p text:style-name="Preformatted_20_Text">$GET_CHAR_STRMOD <text:s text:c="8"/>integer Yes</text:p>
      <text:p text:style-name="Preformatted_20_Text">$GET_CHAR_INT <text:s text:c="11"/>integer Yes</text:p>
      <text:p text:style-name="Preformatted_20_Text">$GET_CHAR_WIS <text:s text:c="11"/>integer Yes</text:p>
      <text:p text:style-name="Preformatted_20_Text"><text:soft-page-break/>$GET_CHAR_DEX <text:s text:c="11"/>integer Yes</text:p>
      <text:p text:style-name="Preformatted_20_Text">$GET_CHAR_CON <text:s text:c="11"/>integer Yes</text:p>
      <text:p text:style-name="Preformatted_20_Text">$GET_CHAR_CHA <text:s text:c="11"/>integer Yes</text:p>
      <text:p text:style-name="Preformatted_20_Text">$GET_CHAR_MAXENC <text:s text:c="8"/>integer Yes</text:p>
      <text:p text:style-name="Preformatted_20_Text">$GET_CHAR_ENC <text:s text:c="11"/>integer No</text:p>
      <text:p text:style-name="Preformatted_20_Text">$GET_CHAR_GENDER <text:s text:c="8"/>integer Yes</text:p>
      <text:p text:style-name="Preformatted_20_Text">$GET_CHAR_CLASS <text:s text:c="9"/>integer Yes</text:p>
      <text:p text:style-name="Preformatted_20_Text">$GET_CHAR_ALIGNMENT <text:s text:c="5"/>integer Yes</text:p>
      <text:p text:style-name="Preformatted_20_Text">$GET_CHAR_STATUS <text:s text:c="8"/>integer Yes</text:p>
      <text:p text:style-name="Preformatted_20_Text">$GET_CHAR_UNDEAD <text:s text:c="8"/>integer Yes</text:p>
      <text:p text:style-name="Preformatted_20_Text">$GET_CHAR_SIZE <text:s text:c="10"/>integer Yes</text:p>
      <text:p text:style-name="Preformatted_20_Text">$GET_CHAR_MAGICRESIST <text:s text:c="3"/>integer Yes</text:p>
      <text:p text:style-name="Preformatted_20_Text">$GET_CHAR_SAVEVSPPDM <text:s text:c="4"/>integer Yes</text:p>
      <text:p text:style-name="Preformatted_20_Text">$GET_CHAR_SAVEVSPP <text:s text:c="6"/>integer Yes</text:p>
      <text:p text:style-name="Preformatted_20_Text">$GET_CHAR_SAVEVSRSW <text:s text:c="5"/>integer Yes</text:p>
      <text:p text:style-name="Preformatted_20_Text">$GET_CHAR_SAVEVSBR <text:s text:c="6"/>integer Yes</text:p>
      <text:p text:style-name="Preformatted_20_Text">$GET_CHAR_SAVEVSSP <text:s text:c="6"/>integer Yes</text:p>
      <text:p text:style-name="Preformatted_20_Text">$GET_CHAR_CLERICLVL <text:s text:c="5"/>integer No</text:p>
      <text:p text:style-name="Preformatted_20_Text">$GET_CHAR_FIGHTERLVL <text:s text:c="4"/>integer No</text:p>
      <text:p text:style-name="Preformatted_20_Text">$GET_CHAR_RANGERLVL <text:s text:c="5"/>integer No</text:p>
      <text:p text:style-name="Preformatted_20_Text">$GET_CHAR_DRUIDLVL <text:s text:c="6"/>integer No</text:p>
      <text:p text:style-name="Preformatted_20_Text">$GET_CHAR_PALADINLVL <text:s text:c="4"/>integer No</text:p>
      <text:p text:style-name="Preformatted_20_Text">$GET_CHAR_THIEFLVL <text:s text:c="6"/>integer No</text:p>
      <text:p text:style-name="Preformatted_20_Text">$GET_CHAR_MAGUSERLVL <text:s text:c="4"/>integer No</text:p>
      <text:p text:style-name="Preformatted_20_Text">$GET_CHAR_CLERICPREVLVL <text:s/>integer No</text:p>
      <text:p text:style-name="Preformatted_20_Text">$GET_CHAR_FIGHTERPREVLVL integer No</text:p>
      <text:p text:style-name="Preformatted_20_Text">$GET_CHAR_RANGERPREVLVL <text:s/>integer No</text:p>
      <text:p text:style-name="Preformatted_20_Text">$GET_CHAR_DRUIDPREVLVL <text:s text:c="2"/>integer No</text:p>
      <text:p text:style-name="Preformatted_20_Text">$GET_CHAR_PALADINPREVLVL integer No</text:p>
      <text:p text:style-name="Preformatted_20_Text">$GET_CHAR_THIEFPREVLVL <text:s text:c="2"/>integer No</text:p>
      <text:p text:style-name="Preformatted_20_Text">$GET_CHAR_MAGUSERPREVLVL integer No</text:p>
      <text:p text:style-name="Preformatted_20_Text">$GET_CHAR_CLERICPDLVL <text:s text:c="3"/>integer No</text:p>
      <text:p text:style-name="Preformatted_20_Text">$GET_CHAR_FIGHTERPDLVL <text:s text:c="2"/>integer No</text:p>
      <text:p text:style-name="Preformatted_20_Text">$GET_CHAR_RANGERPDLVL <text:s text:c="3"/>integer No</text:p>
      <text:p text:style-name="Preformatted_20_Text">$GET_CHAR_DRUIDPDLVL <text:s text:c="4"/>integer No</text:p>
      <text:p text:style-name="Preformatted_20_Text">$GET_CHAR_PALADINPDLVL <text:s text:c="2"/>integer No</text:p>
      <text:p text:style-name="Preformatted_20_Text">$GET_CHAR_THIEFPDLVL <text:s text:c="4"/>integer No</text:p>
      <text:p text:style-name="Preformatted_20_Text">$GET_CHAR_MAGUSERPDLVL <text:s text:c="2"/>integer No</text:p>
      <text:p text:style-name="Preformatted_20_Text">$GET_CHAR_NBRHITDICE <text:s text:c="4"/>Float <text:s text:c="2"/>No</text:p>
      <text:p text:style-name="Preformatted_20_Text">$GET_CHAR_NBRATTACKS <text:s text:c="4"/>Float <text:s text:c="2"/>No</text:p>
      <text:p text:style-name="Preformatted_20_Text">$GET_CHAR_MORALE <text:s text:c="8"/>integer Yes</text:p>
      <text:p text:style-name="Preformatted_20_Text">$GET_CHAR_OPENDOORS <text:s text:c="5"/>integer Yes</text:p>
      <text:p text:style-name="Preformatted_20_Text">$GET_CHAR_OPENMAGICDOORS integer Yes</text:p>
      <text:p text:style-name="Preformatted_20_Text">$GET_CHAR_BENDLIF <text:s text:c="7"/>integer Yes</text:p>
      <text:p text:style-name="Preformatted_20_Text">$GET_CHAR_PICKPOCKETS <text:s text:c="3"/>integer Yes</text:p>
      <text:p text:style-name="Preformatted_20_Text">$GET_CHAR_OPENLOCKS <text:s text:c="5"/>integer Yes</text:p>
      <text:p text:style-name="Preformatted_20_Text">$GET_CHAR_FINDTRAPS <text:s text:c="5"/>integer Yes</text:p>
      <text:p text:style-name="Preformatted_20_Text">$GET_CHAR_MOVESILENT <text:s text:c="4"/>integer Yes</text:p>
      <text:p text:style-name="Preformatted_20_Text">$GET_CHAR_HIDESHADOWS <text:s text:c="3"/>integer Yes</text:p>
      <text:p text:style-name="Preformatted_20_Text">$GET_CHAR_HEARNOISE <text:s text:c="5"/>integer Yes</text:p>
      <text:p text:style-name="Preformatted_20_Text">$GET_CHAR_CLIMBWALLS <text:s text:c="4"/>integer Yes</text:p>
      <text:p text:style-name="Preformatted_20_Text">$GET_CHAR_READLANG <text:s text:c="6"/>integer Y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08T14:46:04</meta:creation-date>
    <meta:generator>OpenOffice.org/3.2$Win32 OpenOffice.org_project/320m12$Build-9483</meta:generator>
    <meta:editing-cycles>2</meta:editing-cycles>
    <meta:editing-duration>PT00H17M29S</meta:editing-duration>
    <dc:title>Character Variables</dc:title>
    <dc:date>2010-05-09T18:13:04.58</dc:date>
    <dc:creator>Paul Stevens</dc:creator>
    <meta:document-statistic meta:table-count="0" meta:image-count="0" meta:object-count="0" meta:page-count="2" meta:paragraph-count="87" meta:word-count="469" meta:character-count="4075"/>
  </office:meta>
</office:document-meta>
</file>